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didate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Min samples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emove cand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mCluster(Medoids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setNam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ItalyPowerDemand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ItalyPowerDemand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GunPoin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2.01</text:p>
          </table:table-cell>
          <table:table-cell office:value-type="string" calcext:value-type="string">
            <text:p>ArrowHead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ECG2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15.95</text:p>
          </table:table-cell>
          <table:table-cell office:value-type="string" calcext:value-type="string">
            <text:p>ECG5000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ECG5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417.23</text:p>
          </table:table-cell>
          <table:table-cell office:value-type="string" calcext:value-type="string">
            <text:p>PhalangesOutlineCorrec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lectricDevic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ST CONFIGURAZIONE SCEL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2:09:47.79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19:07:13.390000000</meta:creation-date>
    <dc:date>2020-12-12T12:16:28.662000000</dc:date>
    <meta:editing-duration>PT2H12M26S</meta:editing-duration>
    <meta:editing-cycles>8</meta:editing-cycles>
    <meta:generator>LibreOffice/6.3.0.4$Windows_X86_64 LibreOffice_project/057fc023c990d676a43019934386b85b21a9ee99</meta:generator>
    <meta:document-statistic meta:table-count="1" meta:cell-count="119" meta:object-count="0"/>
  </office:meta>
</office:document-meta>
</file>